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dddddd" draw:textarea-horizontal-align="justify" draw:textarea-vertical-align="middle" draw:auto-grow-height="false" fo:min-height="1.284cm" fo:min-width="4.5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3.15cm" fo:min-width="17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5.2cm" svg:height="1.7cm" svg:x="7.4cm" svg:y="6.7cm">
          <text:p text:style-name="P1"><text:span text:style-name="T1">Autonomic Plugin Com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1.7cm" svg:x="3.7cm" svg:y="9.7cm">
          <text:p text:style-name="P1"><text:span text:style-name="T1">Autonomic MAS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1.7cm" svg:x="11.1cm" svg:y="9.7cm">
          <text:p text:style-name="P1"><text:span text:style-name="T1">Jade plataform ag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1.7cm" svg:x="3.6cm" svg:y="16.7cm">
          <text:p text:style-name="P1"><text:span text:style-name="T1">Autonomic allocation</text:span><text:span text:style-name="T1"><text:line-break/></text:span><text:span text:style-name="T1"> algorithm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1.7cm" svg:x="11.2cm" svg:y="16.7cm">
          <text:p text:style-name="P1"><text:span text:style-name="T1">Autonomic administration</text:span><text:span text:style-name="T1"><text:line-break/></text:span><text:span text:style-name="T1"> algorithm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7cm" svg:y1="9.7cm" svg:x2="8.7cm" svg:y2="8.5cm">
          <text:p/>
        </draw:line>
        <draw:frame draw:style-name="gr3" draw:text-style-name="P4" draw:layer="layout" svg:width="2.229cm" svg:height="0.825cm" svg:x="5.6cm" svg:y="8.675cm">
          <draw:text-box>
            <text:p><text:span text:style-name="T2">Depende</text:span></text:p>
          </draw:text-box>
        </draw:frame>
        <draw:frame draw:style-name="gr4" draw:text-style-name="P4" draw:layer="layout" svg:width="2.229cm" svg:height="0.725cm" svg:x="8.9cm" svg:y="10cm">
          <draw:text-box>
            <text:p><text:span text:style-name="T2">Depende</text:span></text:p>
          </draw:text-box>
        </draw:frame>
        <draw:line draw:style-name="gr2" draw:text-style-name="P3" draw:layer="layout" svg:x1="8.9cm" svg:y1="10.8cm" svg:x2="11.1cm" svg:y2="10.8cm">
          <text:p/>
        </draw:line>
        <draw:custom-shape draw:style-name="gr1" draw:text-style-name="P2" draw:layer="layout" svg:width="5.2cm" svg:height="1.7cm" svg:x="11.2cm" svg:y="12.9cm">
          <text:p text:style-name="P1"><text:span text:style-name="T1">Cloudstack api consumer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6cm" svg:y1="11.4cm" svg:x2="13.6cm" svg:y2="12.9cm">
          <text:p/>
        </draw:line>
        <draw:frame draw:style-name="gr4" draw:text-style-name="P4" draw:layer="layout" svg:width="2.229cm" svg:height="0.725cm" svg:x="12.6cm" svg:y="11.675cm">
          <draw:text-box>
            <text:p><text:span text:style-name="T2">Depende</text:span></text:p>
          </draw:text-box>
        </draw:frame>
        <draw:line draw:style-name="gr2" draw:text-style-name="P3" draw:layer="layout" svg:x1="13.8cm" svg:y1="14.6cm" svg:x2="13.8cm" svg:y2="16.7cm">
          <text:p/>
        </draw:line>
        <draw:line draw:style-name="gr2" draw:text-style-name="P3" draw:layer="layout" svg:x1="11.3cm" svg:y1="14.5cm" svg:x2="8.6cm" svg:y2="16.7cm">
          <text:p/>
        </draw:line>
        <draw:line draw:style-name="gr2" draw:text-style-name="P3" draw:layer="layout" svg:x1="11.2cm" svg:y1="13.7cm" svg:x2="6.2cm" svg:y2="11.4cm">
          <text:p/>
        </draw:line>
        <draw:frame draw:style-name="gr5" draw:text-style-name="P4" draw:layer="layout" svg:width="2.7cm" svg:height="1.199cm" svg:x="13.8cm" svg:y="15.1cm">
          <draw:text-box>
            <text:p><text:span text:style-name="T2">Referencia indireta</text:span></text:p>
          </draw:text-box>
        </draw:frame>
        <draw:frame draw:style-name="gr5" draw:text-style-name="P4" draw:layer="layout" svg:width="2.7cm" svg:height="1.199cm" svg:x="7.8cm" svg:y="14.701cm">
          <draw:text-box>
            <text:p><text:span text:style-name="T2">Referencia indireta</text:span></text:p>
          </draw:text-box>
        </draw:frame>
        <draw:frame draw:style-name="gr5" draw:text-style-name="P4" draw:layer="layout" svg:width="2.7cm" svg:height="1.199cm" svg:x="7cm" svg:y="12.6cm">
          <draw:text-box>
            <text:p><text:span text:style-name="T2">Referencia indireta</text:span></text:p>
          </draw:text-box>
        </draw:frame>
        <draw:custom-shape draw:style-name="gr6" draw:text-style-name="P5" draw:layer="layout" svg:width="17.7cm" svg:height="13.4cm" svg:x="1.5cm" svg:y="5.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6.314cm" svg:height="0.962cm" svg:x="6.886cm" svg:y="5.6cm">
          <draw:text-box>
            <text:p>Autonomic platafor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21:27:27.499000000</meta:creation-date>
    <dc:date>2016-06-11T19:17:55.943000000</dc:date>
    <meta:editing-duration>PT7M6S</meta:editing-duration>
    <meta:editing-cycles>1</meta:editing-cycles>
    <meta:document-statistic meta:object-count="20"/>
    <meta:generator>LibreOffice/5.1.0.3$Windows_x86 LibreOffice_project/5e3e00a007d9b3b6efb6797a8b8e57b51ab1f737</meta:generator>
  </office:meta>
</office:document-meta>
</file>